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1/2021</text:span></text:p>
      <text:p text:style-name="P9"/>
      <text:p text:style-name="P10">RECIBI CONFORME</text:p>
      <text:p text:style-name="P9"/>
      <text:p text:style-name="P11">CLIENTE: ESPINOZA PAUCARA, YURI LIZBETH</text:p>
      <text:p text:style-name="P12">CANT. TOTAL DE CAJAS: 2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TCQ</text:span></text:p>
      <text:p text:style-name="P5"/>
      <text:p text:style-name="P5">Recojo: <text:span text:style-name="T3">ESPINOZA PAUCARA YURI LIZBETH</text:span></text:p>
      <text:p text:style-name="P5">Recojo: <text:span text:style-name="T3">CHOQUE AROCUTIPA JHEFERSON JHOEL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15:34:4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